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rsid="000e6107" officeooo:paragraph-rsid="000e6107"/>
    </style:style>
    <style:style style:name="P2" style:family="paragraph" style:parent-style-name="Standard" style:list-style-name="L1"/>
    <style:style style:name="P3" style:family="paragraph" style:parent-style-name="Text_20_body" style:list-style-name="L1"/>
    <style:style style:name="P4" style:family="paragraph" style:parent-style-name="Text_20_body" style:list-style-name="L1">
      <style:text-properties officeooo:paragraph-rsid="000cace9"/>
    </style:style>
    <style:style style:name="P5" style:family="paragraph" style:parent-style-name="Text_20_body" style:list-style-name="L1">
      <style:text-properties officeooo:paragraph-rsid="000d1515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text-properties officeooo:paragraph-rsid="000cace9"/>
    </style:style>
    <style:style style:name="P8" style:family="paragraph" style:parent-style-name="Text_20_body" style:list-style-name="L2"/>
    <style:style style:name="P9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officeooo:rsid="0009db70"/>
    </style:style>
    <style:style style:name="T2" style:family="text">
      <style:text-properties officeooo:rsid="000d1515"/>
    </style:style>
    <style:style style:name="T3" style:family="text">
      <style:text-properties officeooo:rsid="000e610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aporan</text:p>
      <text:p text:style-name="Text_20_body">Nama : Ari Ali Nugroho</text:p>
      <text:p text:style-name="Text_20_body">Kelas : 11 IPA 3</text:p>
      <text:p text:style-name="Text_20_body"/>
      <text:p text:style-name="Text_20_body">Waktu : <text:span text:style-name="T3">10</text:span> Mei 2020 (video durasi: 30 menit)</text:p>
      <text:p text:style-name="Text_20_body">Sumber : Internet (youtube.com)</text:p>
      <text:p text:style-name="Text_20_body">Penceramah : Ustadz Adi Hidayat</text:p>
      <text:p text:style-name="P9">Materi : <text:span text:style-name="T3">Hakikat Akhir Zaman</text:span>.</text:p>
      <text:h text:style-name="P1" text:outline-level="2">Rangkuman:</text:h>
      <text:list xml:id="list2927462888" text:style-name="L1">
        <text:list-item>
          <text:p text:style-name="P3">Al-'ashr (العصر), setiap waktu yang berlalu (yang digunakan).</text:p>
        </text:list-item>
        <text:list-item>
          <text:p text:style-name="P3">Allah memperingatkan manusia untuk menggunakan waktunya (dengan beramal shalih) agar tidak mengalami kerugian.</text:p>
        </text:list-item>
        <text:list-item>
          <text:p text:style-name="P3">Kematian merupakan kiamat (kecil) yang selalu mengintai manusia.</text:p>
        </text:list-item>
        <text:list-item>
          <text:p text:style-name="P3">Kiamat hanya Allah yang mengetahui kapan hari terjadi.</text:p>
        </text:list-item>
        <text:list-item>
          <text:p text:style-name="P3">Diantara tanda-tanda kiamat:</text:p>
        </text:list-item>
      </text:list>
      <text:list xml:id="list1837373098" text:style-name="L3">
        <text:list-item>
          <text:p text:style-name="P6">Seorang pembantu melahirkan tuannya, <text:span text:style-name="T1">diantara maknanya:</text:span></text:p>
          <text:list>
            <text:list-item>
              <text:p text:style-name="P6">Kebenaran dianggap salah kesalahan dianggap benar.</text:p>
            </text:list-item>
            <text:list-item>
              <text:p text:style-name="P6">Anak mulai durhaka kepada orang tuanya.</text:p>
            </text:list-item>
            <text:list-item>
              <text:p text:style-name="P6">Tersebarnya kemaksiatan dimana-mana.</text:p>
            </text:list-item>
          </text:list>
        </text:list-item>
        <text:list-item>
          <text:p text:style-name="P6">Pengembala berlomba-lomba untuk mendirikan bangunan tinggi, <text:span text:style-name="T1">diantara maknanya:</text:span></text:p>
          <text:list>
            <text:list-item>
              <text:p text:style-name="P6">Orang-orang lomba dengan kepentingan dunia.</text:p>
            </text:list-item>
          </text:list>
        </text:list-item>
        <text:list-item>
          <text:p text:style-name="P7">Zina sudah menyebar dimana-mana (tidak malu) melebihi binatang.</text:p>
        </text:list-item>
      </text:list>
      <text:list xml:id="list65146393519533" text:continue-list="list2927462888" text:style-name="L1">
        <text:list-item>
          <text:p text:style-name="P4">Semakin mendekati masa kiamat terjadi, semakin kuat fitnah yang terjadi.</text:p>
        </text:list-item>
        <text:list-item>
          <text:p text:style-name="P3">Hikmah yang diambil dengan sudah terjadinya tanda-tanda kiamat sudah dekat adalah untuk menjaga iman selalu berada di jalan yang benar (karena fitnah akan semakin kuat). </text:p>
        </text:list-item>
        <text:list-item>
          <text:p text:style-name="P5">Orang yang beriman tidak menyaksikan (diwafatkan oleh Allah) kejadian kiamat (sesungguhnya) besar.</text:p>
        </text:list-item>
        <text:list-item>
          <text:p text:style-name="P3"><text:span text:style-name="T2">P</text:span>engetahuan akan terjadinya kiamat bagi seorang muslim adalah untuk menjadi peringatan (bagi dirinya dan generasi berikutnya) untuk selalu menjaga iman dengan mematuhi hukum Allah (tidak bermaksiat).</text:p>
        </text:list-item>
        <text:list-item>
          <text:p text:style-name="P3">Akhir zaman memiliki arti:</text:p>
        </text:list-item>
      </text:list>
      <text:list xml:id="list1543344599" text:style-name="L2">
        <text:list-item>
          <text:p text:style-name="P8">Berakhirnya kehidupan dengan wafatnya seseorang.</text:p>
        </text:list-item>
        <text:list-item>
          <text:p text:style-name="P8">Berakhirnya alam semesta dengan terjadinya kiamat besar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0T06:40:10.727903259</meta:creation-date>
    <dc:date>2020-05-10T06:51:45.143589119</dc:date>
    <meta:editing-duration>PT11M33S</meta:editing-duration>
    <meta:editing-cycles>7</meta:editing-cycles>
    <meta:generator>LibreOffice/6.4.3.2$Linux_X86_64 LibreOffice_project/40$Build-2</meta:generator>
    <meta:document-statistic meta:table-count="0" meta:image-count="0" meta:object-count="0" meta:page-count="1" meta:paragraph-count="27" meta:word-count="225" meta:character-count="1570" meta:non-whitespace-character-count="1390"/>
  </office:meta>
</office:document-meta>
</file>